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.06pt"/>
    </style:style>
    <style:style style:name="co6" style:family="table-column">
      <style:table-column-properties fo:break-before="auto" style:column-width="28.8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43.2pt"/>
    </style:style>
    <style:style style:name="co9" style:family="table-column">
      <style:table-column-properties fo:break-before="auto" style:column-width="50.4pt"/>
    </style:style>
    <style:style style:name="co10" style:family="table-column">
      <style:table-column-properties fo:break-before="auto" style:column-width="57.6pt"/>
    </style:style>
    <style:style style:name="co11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fo:background-color="#99ff99"/>
    </style:style>
  </office:automatic-styles>
  <office:body>
    <office:spreadsheet>
      <table:calculation-settings table:automatic-find-labels="false"/>
      <table:table table:name="apdist2-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number-columns-repeated="4" table:default-cell-style-name="Default"/>
        <table:table-column table:style-name="co8" table:number-columns-repeated="3" table:default-cell-style-name="Default"/>
        <table:table-column table:style-name="co9" table:number-columns-repeated="3" table:default-cell-style-name="Default"/>
        <table:table-column table:style-name="co10" table:number-columns-repeated="4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5"/>
          <table:table-cell table:style-name="ce1" table:formula="of:=SUM([.F4:.F31])" office:value-type="float" office:value="0" calcext:value-type="float">
            <text:p>0</text:p>
          </table:table-cell>
          <table:table-cell table:style-name="ce1" table:formula="of:=SUM([.G4:.G31])" office:value-type="float" office:value="2" calcext:value-type="float">
            <text:p>2</text:p>
          </table:table-cell>
          <table:table-cell table:style-name="ce1" table:formula="of:=SUM([.H4:.H31])" office:value-type="float" office:value="4" calcext:value-type="float">
            <text:p>4</text:p>
          </table:table-cell>
          <table:table-cell table:style-name="ce1" table:formula="of:=SUM([.I4:.I31])" office:value-type="float" office:value="8" calcext:value-type="float">
            <text:p>8</text:p>
          </table:table-cell>
          <table:table-cell table:style-name="ce1" table:formula="of:=SUM([.J4:.J31])" office:value-type="float" office:value="16" calcext:value-type="float">
            <text:p>16</text:p>
          </table:table-cell>
          <table:table-cell table:style-name="ce1" table:formula="of:=SUM([.K4:.K31])" office:value-type="float" office:value="32" calcext:value-type="float">
            <text:p>32</text:p>
          </table:table-cell>
          <table:table-cell table:style-name="ce1" table:formula="of:=SUM([.L4:.L31])" office:value-type="float" office:value="64" calcext:value-type="float">
            <text:p>64</text:p>
          </table:table-cell>
          <table:table-cell table:style-name="ce1" table:formula="of:=SUM([.M4:.M31])" office:value-type="float" office:value="128" calcext:value-type="float">
            <text:p>128</text:p>
          </table:table-cell>
          <table:table-cell table:style-name="ce1" table:formula="of:=SUM([.N4:.N31])" office:value-type="float" office:value="256" calcext:value-type="float">
            <text:p>256</text:p>
          </table:table-cell>
          <table:table-cell table:style-name="ce1" table:formula="of:=SUM([.O4:.O31])" office:value-type="float" office:value="512" calcext:value-type="float">
            <text:p>512</text:p>
          </table:table-cell>
          <table:table-cell table:style-name="ce1" table:formula="of:=SUM([.P4:.P31])" office:value-type="float" office:value="1024" calcext:value-type="float">
            <text:p>1,024</text:p>
          </table:table-cell>
          <table:table-cell table:style-name="ce1" table:formula="of:=SUM([.Q4:.Q31])" office:value-type="float" office:value="2048" calcext:value-type="float">
            <text:p>2,048</text:p>
          </table:table-cell>
          <table:table-cell table:style-name="ce1" table:formula="of:=SUM([.R4:.R31])" office:value-type="float" office:value="4096" calcext:value-type="float">
            <text:p>4,096</text:p>
          </table:table-cell>
          <table:table-cell table:style-name="ce1" table:formula="of:=SUM([.S4:.S31])" office:value-type="float" office:value="8192" calcext:value-type="float">
            <text:p>8,192</text:p>
          </table:table-cell>
          <table:table-cell table:style-name="ce1" table:formula="of:=SUM([.T4:.T31])" office:value-type="float" office:value="16384" calcext:value-type="float">
            <text:p>16,384</text:p>
          </table:table-cell>
          <table:table-cell table:style-name="ce1" table:formula="of:=SUM([.U4:.U31])" office:value-type="float" office:value="32768" calcext:value-type="float">
            <text:p>32,768</text:p>
          </table:table-cell>
          <table:table-cell table:style-name="ce1" table:formula="of:=SUM([.V4:.V31])" office:value-type="float" office:value="65536" calcext:value-type="float">
            <text:p>65,536</text:p>
          </table:table-cell>
          <table:table-cell table:style-name="ce1" table:formula="of:=SUM([.W4:.W31])" office:value-type="float" office:value="131072" calcext:value-type="float">
            <text:p>131,072</text:p>
          </table:table-cell>
          <table:table-cell table:style-name="ce1" table:formula="of:=SUM([.X4:.X31])" office:value-type="float" office:value="262144" calcext:value-type="float">
            <text:p>262,144</text:p>
          </table:table-cell>
          <table:table-cell table:style-name="ce1" table:formula="of:=SUM([.Y4:.Y31])" office:value-type="float" office:value="524288" calcext:value-type="float">
            <text:p>524,288</text:p>
          </table:table-cell>
          <table:table-cell table:style-name="ce1" table:formula="of:=SUM([.Z4:.Z31])" office:value-type="float" office:value="1048576" calcext:value-type="float">
            <text:p>1,048,576</text:p>
          </table:table-cell>
          <table:table-cell table:style-name="ce1" table:formula="of:=SUM([.AA4:.AA31])" office:value-type="float" office:value="2097152" calcext:value-type="float">
            <text:p>2,097,152</text:p>
          </table:table-cell>
          <table:table-cell table:style-name="ce1" table:formula="of:=SUM([.AB4:.AB31])" office:value-type="float" office:value="4194304" calcext:value-type="float">
            <text:p>4,194,304</text:p>
          </table:table-cell>
          <table:table-cell table:style-name="ce1" table:formula="of:=SUM([.AC4:.AC31])" office:value-type="float" office:value="8388608" calcext:value-type="float">
            <text:p>8,388,608</text:p>
          </table:table-cell>
          <table:table-cell table:style-name="ce1" table:formula="of:=SUM([.AD4:.AD31])" office:value-type="float" office:value="16777216" calcext:value-type="float">
            <text:p>16,777,216</text:p>
          </table:table-cell>
          <table:table-cell table:style-name="ce1" table:formula="of:=SUM([.AE4:.AE31])" office:value-type="float" office:value="33554432" calcext:value-type="float">
            <text:p>33,554,432</text:p>
          </table:table-cell>
        </table:table-row>
        <table:table-row table:style-name="ro1">
          <table:table-cell office:value-type="string" calcext:value-type="string">
            <text:p>1 - 2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1" table:formula="of:=2*[.F2]" office:value-type="float" office:value="4" calcext:value-type="float">
            <text:p>4</text:p>
          </table:table-cell>
          <table:table-cell table:style-name="ce1" table:formula="of:=2*[.G2]" office:value-type="float" office:value="8" calcext:value-type="float">
            <text:p>8</text:p>
          </table:table-cell>
          <table:table-cell table:style-name="ce1" table:formula="of:=2*[.H2]" office:value-type="float" office:value="16" calcext:value-type="float">
            <text:p>16</text:p>
          </table:table-cell>
          <table:table-cell table:style-name="ce1" table:formula="of:=2*[.I2]" office:value-type="float" office:value="32" calcext:value-type="float">
            <text:p>32</text:p>
          </table:table-cell>
          <table:table-cell table:style-name="ce1" table:formula="of:=2*[.J2]" office:value-type="float" office:value="64" calcext:value-type="float">
            <text:p>64</text:p>
          </table:table-cell>
          <table:table-cell table:style-name="ce1" table:formula="of:=2*[.K2]" office:value-type="float" office:value="128" calcext:value-type="float">
            <text:p>128</text:p>
          </table:table-cell>
          <table:table-cell table:style-name="ce1" table:formula="of:=2*[.L2]" office:value-type="float" office:value="256" calcext:value-type="float">
            <text:p>256</text:p>
          </table:table-cell>
          <table:table-cell table:style-name="ce1" table:formula="of:=2*[.M2]" office:value-type="float" office:value="512" calcext:value-type="float">
            <text:p>512</text:p>
          </table:table-cell>
          <table:table-cell table:style-name="ce1" table:formula="of:=2*[.N2]" office:value-type="float" office:value="1024" calcext:value-type="float">
            <text:p>1,024</text:p>
          </table:table-cell>
          <table:table-cell table:style-name="ce1" table:formula="of:=2*[.O2]" office:value-type="float" office:value="2048" calcext:value-type="float">
            <text:p>2,048</text:p>
          </table:table-cell>
          <table:table-cell table:style-name="ce1" table:formula="of:=2*[.P2]" office:value-type="float" office:value="4096" calcext:value-type="float">
            <text:p>4,096</text:p>
          </table:table-cell>
          <table:table-cell table:style-name="ce1" table:formula="of:=2*[.Q2]" office:value-type="float" office:value="8192" calcext:value-type="float">
            <text:p>8,192</text:p>
          </table:table-cell>
          <table:table-cell table:style-name="ce1" table:formula="of:=2*[.R2]" office:value-type="float" office:value="16384" calcext:value-type="float">
            <text:p>16,384</text:p>
          </table:table-cell>
          <table:table-cell table:style-name="ce1" table:formula="of:=2*[.S2]" office:value-type="float" office:value="32768" calcext:value-type="float">
            <text:p>32,768</text:p>
          </table:table-cell>
          <table:table-cell table:style-name="ce1" table:formula="of:=2*[.T2]" office:value-type="float" office:value="65536" calcext:value-type="float">
            <text:p>65,536</text:p>
          </table:table-cell>
          <table:table-cell table:style-name="ce1" table:formula="of:=2*[.U2]" office:value-type="float" office:value="131072" calcext:value-type="float">
            <text:p>131,072</text:p>
          </table:table-cell>
          <table:table-cell table:style-name="ce1" table:formula="of:=2*[.V2]" office:value-type="float" office:value="262144" calcext:value-type="float">
            <text:p>262,144</text:p>
          </table:table-cell>
          <table:table-cell table:style-name="ce1" table:formula="of:=2*[.W2]" office:value-type="float" office:value="524288" calcext:value-type="float">
            <text:p>524,288</text:p>
          </table:table-cell>
          <table:table-cell table:style-name="ce1" table:formula="of:=2*[.X2]" office:value-type="float" office:value="1048576" calcext:value-type="float">
            <text:p>1,048,576</text:p>
          </table:table-cell>
          <table:table-cell table:style-name="ce1" table:formula="of:=2*[.Y2]" office:value-type="float" office:value="2097152" calcext:value-type="float">
            <text:p>2,097,152</text:p>
          </table:table-cell>
          <table:table-cell table:style-name="ce1" table:formula="of:=2*[.Z2]" office:value-type="float" office:value="4194304" calcext:value-type="float">
            <text:p>4,194,304</text:p>
          </table:table-cell>
          <table:table-cell table:style-name="ce1" table:formula="of:=2*[.AA2]" office:value-type="float" office:value="8388608" calcext:value-type="float">
            <text:p>8,388,608</text:p>
          </table:table-cell>
          <table:table-cell table:style-name="ce1" table:formula="of:=2*[.AB2]" office:value-type="float" office:value="16777216" calcext:value-type="float">
            <text:p>16,777,216</text:p>
          </table:table-cell>
          <table:table-cell table:style-name="ce1" table:formula="of:=2*[.AC2]" office:value-type="float" office:value="33554432" calcext:value-type="float">
            <text:p>33,554,432</text:p>
          </table:table-cell>
          <table:table-cell table:style-name="ce1" table:formula="of:=2*[.AD2]" office:value-type="float" office:value="67108864" calcext:value-type="float">
            <text:p>67,108,8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5"/>
        </table:table-row>
        <table:table-row table:style-name="ro1">
          <table:table-cell office:value-type="string" calcext:value-type="string">
            <text:p>2 - 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float" office:value="1612" calcext:value-type="float">
            <text:p>1,612</text:p>
          </table:table-cell>
          <table:table-cell table:style-name="ce1" office:value-type="float" office:value="3030" calcext:value-type="float">
            <text:p>3,030</text:p>
          </table:table-cell>
          <table:table-cell table:style-name="ce1" office:value-type="float" office:value="5709" calcext:value-type="float">
            <text:p>5,709</text:p>
          </table:table-cell>
          <table:table-cell table:style-name="ce1" office:value-type="float" office:value="10749" calcext:value-type="float">
            <text:p>10,749</text:p>
          </table:table-cell>
          <table:table-cell table:style-name="ce1" office:value-type="float" office:value="20390" calcext:value-type="float">
            <text:p>20,390</text:p>
          </table:table-cell>
          <table:table-cell table:style-name="ce1" office:value-type="float" office:value="38635" calcext:value-type="float">
            <text:p>38,635</text:p>
          </table:table-cell>
          <table:table-cell table:style-name="ce1" office:value-type="float" office:value="73586" calcext:value-type="float">
            <text:p>73,586</text:p>
          </table:table-cell>
          <table:table-cell table:style-name="ce1" office:value-type="float" office:value="140336" calcext:value-type="float">
            <text:p>140,336</text:p>
          </table:table-cell>
          <table:table-cell table:style-name="ce1" office:value-type="float" office:value="268216" calcext:value-type="float">
            <text:p>268,216</text:p>
          </table:table-cell>
          <table:table-cell table:style-name="ce1" office:value-type="float" office:value="513708" calcext:value-type="float">
            <text:p>513,708</text:p>
          </table:table-cell>
          <table:table-cell table:style-name="ce1" office:value-type="float" office:value="985818" calcext:value-type="float">
            <text:p>985,818</text:p>
          </table:table-cell>
          <table:table-cell table:style-name="ce1" office:value-type="float" office:value="1894120" calcext:value-type="float">
            <text:p>1,894,1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1062" calcext:value-type="float">
            <text:p>1,062</text:p>
          </table:table-cell>
          <table:table-cell table:style-name="ce1" office:value-type="float" office:value="2006" calcext:value-type="float">
            <text:p>2,006</text:p>
          </table:table-cell>
          <table:table-cell table:style-name="ce1" office:value-type="float" office:value="3918" calcext:value-type="float">
            <text:p>3,918</text:p>
          </table:table-cell>
          <table:table-cell table:style-name="ce1" office:value-type="float" office:value="7548" calcext:value-type="float">
            <text:p>7,548</text:p>
          </table:table-cell>
          <table:table-cell table:style-name="ce1" office:value-type="float" office:value="14595" calcext:value-type="float">
            <text:p>14,595</text:p>
          </table:table-cell>
          <table:table-cell table:style-name="ce1" office:value-type="float" office:value="28293" calcext:value-type="float">
            <text:p>28,293</text:p>
          </table:table-cell>
          <table:table-cell table:style-name="ce1" office:value-type="float" office:value="54761" calcext:value-type="float">
            <text:p>54,761</text:p>
          </table:table-cell>
          <table:table-cell table:style-name="ce1" office:value-type="float" office:value="106452" calcext:value-type="float">
            <text:p>106,452</text:p>
          </table:table-cell>
          <table:table-cell table:style-name="ce1" office:value-type="float" office:value="206421" calcext:value-type="float">
            <text:p>206,421</text:p>
          </table:table-cell>
          <table:table-cell table:style-name="ce1" office:value-type="float" office:value="401522" calcext:value-type="float">
            <text:p>401,522</text:p>
          </table:table-cell>
          <table:table-cell table:style-name="ce1" office:value-type="float" office:value="780966" calcext:value-type="float">
            <text:p>780,966</text:p>
          </table:table-cell>
          <table:table-cell table:style-name="ce1" office:value-type="float" office:value="1520543" calcext:value-type="float">
            <text:p>1,520,543</text:p>
          </table:table-cell>
          <table:table-cell table:style-name="ce1" office:value-type="float" office:value="2962226" calcext:value-type="float">
            <text:p>2,962,226</text:p>
          </table:table-cell>
          <table:table-cell table:style-name="ce1" office:value-type="float" office:value="5777162" calcext:value-type="float">
            <text:p>5,777,162</text:p>
          </table:table-cell>
        </table:table-row>
        <table:table-row table:style-name="ro1">
          <table:table-cell office:value-type="string" calcext:value-type="string">
            <text:p>4 - 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1033" calcext:value-type="float">
            <text:p>1,033</text:p>
          </table:table-cell>
          <table:table-cell table:style-name="ce1" office:value-type="float" office:value="2132" calcext:value-type="float">
            <text:p>2,132</text:p>
          </table:table-cell>
          <table:table-cell table:style-name="ce1" office:value-type="float" office:value="4187" calcext:value-type="float">
            <text:p>4,187</text:p>
          </table:table-cell>
          <table:table-cell table:style-name="ce1" office:value-type="float" office:value="8370" calcext:value-type="float">
            <text:p>8,370</text:p>
          </table:table-cell>
          <table:table-cell table:style-name="ce1" office:value-type="float" office:value="16656" calcext:value-type="float">
            <text:p>16,656</text:p>
          </table:table-cell>
          <table:table-cell table:style-name="ce1" office:value-type="float" office:value="33123" calcext:value-type="float">
            <text:p>33,123</text:p>
          </table:table-cell>
          <table:table-cell table:style-name="ce1" office:value-type="float" office:value="65855" calcext:value-type="float">
            <text:p>65,855</text:p>
          </table:table-cell>
          <table:table-cell table:style-name="ce1" office:value-type="float" office:value="130460" calcext:value-type="float">
            <text:p>130,460</text:p>
          </table:table-cell>
          <table:table-cell table:style-name="ce1" office:value-type="float" office:value="259431" calcext:value-type="float">
            <text:p>259,431</text:p>
          </table:table-cell>
          <table:table-cell table:style-name="ce1" office:value-type="float" office:value="513737" calcext:value-type="float">
            <text:p>513,737</text:p>
          </table:table-cell>
          <table:table-cell table:style-name="ce1" office:value-type="float" office:value="1019223" calcext:value-type="float">
            <text:p>1,019,223</text:p>
          </table:table-cell>
          <table:table-cell table:style-name="ce1" office:value-type="float" office:value="2019783" calcext:value-type="float">
            <text:p>2,019,783</text:p>
          </table:table-cell>
          <table:table-cell table:style-name="ce1" office:value-type="float" office:value="4003071" calcext:value-type="float">
            <text:p>4,003,071</text:p>
          </table:table-cell>
          <table:table-cell table:style-name="ce1" office:value-type="float" office:value="7930375" calcext:value-type="float">
            <text:p>7,930,3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1461" calcext:value-type="float">
            <text:p>1,461</text:p>
          </table:table-cell>
          <table:table-cell table:style-name="ce1" office:value-type="float" office:value="3065" calcext:value-type="float">
            <text:p>3,065</text:p>
          </table:table-cell>
          <table:table-cell table:style-name="ce1" office:value-type="float" office:value="6208" calcext:value-type="float">
            <text:p>6,208</text:p>
          </table:table-cell>
          <table:table-cell table:style-name="ce1" office:value-type="float" office:value="12643" calcext:value-type="float">
            <text:p>12,643</text:p>
          </table:table-cell>
          <table:table-cell table:style-name="ce1" office:value-type="float" office:value="25662" calcext:value-type="float">
            <text:p>25,662</text:p>
          </table:table-cell>
          <table:table-cell table:style-name="ce1" office:value-type="float" office:value="52014" calcext:value-type="float">
            <text:p>52,014</text:p>
          </table:table-cell>
          <table:table-cell table:style-name="ce1" office:value-type="float" office:value="105487" calcext:value-type="float">
            <text:p>105,487</text:p>
          </table:table-cell>
          <table:table-cell table:style-name="ce1" office:value-type="float" office:value="212566" calcext:value-type="float">
            <text:p>212,566</text:p>
          </table:table-cell>
          <table:table-cell table:style-name="ce1" office:value-type="float" office:value="430007" calcext:value-type="float">
            <text:p>430,007</text:p>
          </table:table-cell>
          <table:table-cell table:style-name="ce1" office:value-type="float" office:value="865650" calcext:value-type="float">
            <text:p>865,650</text:p>
          </table:table-cell>
          <table:table-cell table:style-name="ce1" office:value-type="float" office:value="1744136" calcext:value-type="float">
            <text:p>1,744,136</text:p>
          </table:table-cell>
          <table:table-cell table:style-name="ce1" office:value-type="float" office:value="3508335" calcext:value-type="float">
            <text:p>3,508,335</text:p>
          </table:table-cell>
          <table:table-cell table:style-name="ce1" office:value-type="float" office:value="7053390" calcext:value-type="float">
            <text:p>7,053,390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1767" calcext:value-type="float">
            <text:p>1,767</text:p>
          </table:table-cell>
          <table:table-cell table:style-name="ce1" office:value-type="float" office:value="3740" calcext:value-type="float">
            <text:p>3,740</text:p>
          </table:table-cell>
          <table:table-cell table:style-name="ce1" office:value-type="float" office:value="7709" calcext:value-type="float">
            <text:p>7,709</text:p>
          </table:table-cell>
          <table:table-cell table:style-name="ce1" office:value-type="float" office:value="15910" calcext:value-type="float">
            <text:p>15,910</text:p>
          </table:table-cell>
          <table:table-cell table:style-name="ce1" office:value-type="float" office:value="32759" calcext:value-type="float">
            <text:p>32,759</text:p>
          </table:table-cell>
          <table:table-cell table:style-name="ce1" office:value-type="float" office:value="67185" calcext:value-type="float">
            <text:p>67,185</text:p>
          </table:table-cell>
          <table:table-cell table:style-name="ce1" office:value-type="float" office:value="138063" calcext:value-type="float">
            <text:p>138,063</text:p>
          </table:table-cell>
          <table:table-cell table:style-name="ce1" office:value-type="float" office:value="281566" calcext:value-type="float">
            <text:p>281,566</text:p>
          </table:table-cell>
          <table:table-cell table:style-name="ce1" office:value-type="float" office:value="576165" calcext:value-type="float">
            <text:p>576,165</text:p>
          </table:table-cell>
          <table:table-cell table:style-name="ce1" office:value-type="float" office:value="1173435" calcext:value-type="float">
            <text:p>1,173,435</text:p>
          </table:table-cell>
          <table:table-cell table:style-name="ce1" office:value-type="float" office:value="2390366" calcext:value-type="float">
            <text:p>2,390,366</text:p>
          </table:table-cell>
          <table:table-cell table:style-name="ce1" office:value-type="float" office:value="4860357" calcext:value-type="float">
            <text:p>4,860,357</text:p>
          </table:table-cell>
        </table:table-row>
        <table:table-row table:style-name="ro1">
          <table:table-cell office:value-type="string" calcext:value-type="string">
            <text:p>8 - 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" table:number-columns-repeated="6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1967" calcext:value-type="float">
            <text:p>1,967</text:p>
          </table:table-cell>
          <table:table-cell table:style-name="ce1" office:value-type="float" office:value="4185" calcext:value-type="float">
            <text:p>4,185</text:p>
          </table:table-cell>
          <table:table-cell table:style-name="ce1" office:value-type="float" office:value="8735" calcext:value-type="float">
            <text:p>8,735</text:p>
          </table:table-cell>
          <table:table-cell table:style-name="ce1" office:value-type="float" office:value="18143" calcext:value-type="float">
            <text:p>18,143</text:p>
          </table:table-cell>
          <table:table-cell table:style-name="ce1" office:value-type="float" office:value="37695" calcext:value-type="float">
            <text:p>37,695</text:p>
          </table:table-cell>
          <table:table-cell table:style-name="ce1" office:value-type="float" office:value="77939" calcext:value-type="float">
            <text:p>77,939</text:p>
          </table:table-cell>
          <table:table-cell table:style-name="ce1" office:value-type="float" office:value="161479" calcext:value-type="float">
            <text:p>161,479</text:p>
          </table:table-cell>
          <table:table-cell table:style-name="ce1" office:value-type="float" office:value="332008" calcext:value-type="float">
            <text:p>332,008</text:p>
          </table:table-cell>
          <table:table-cell table:style-name="ce1" office:value-type="float" office:value="684502" calcext:value-type="float">
            <text:p>684,502</text:p>
          </table:table-cell>
          <table:table-cell table:style-name="ce1" office:value-type="float" office:value="1404867" calcext:value-type="float">
            <text:p>1,404,867</text:p>
          </table:table-cell>
          <table:table-cell table:style-name="ce1" office:value-type="float" office:value="2882712" calcext:value-type="float">
            <text:p>2,882,7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number-columns-repeated="7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1013" calcext:value-type="float">
            <text:p>1,013</text:p>
          </table:table-cell>
          <table:table-cell table:style-name="ce1" office:value-type="float" office:value="2093" calcext:value-type="float">
            <text:p>2,093</text:p>
          </table:table-cell>
          <table:table-cell table:style-name="ce1" office:value-type="float" office:value="4459" calcext:value-type="float">
            <text:p>4,459</text:p>
          </table:table-cell>
          <table:table-cell table:style-name="ce1" office:value-type="float" office:value="9388" calcext:value-type="float">
            <text:p>9,388</text:p>
          </table:table-cell>
          <table:table-cell table:style-name="ce1" office:value-type="float" office:value="19603" calcext:value-type="float">
            <text:p>19,603</text:p>
          </table:table-cell>
          <table:table-cell table:style-name="ce1" office:value-type="float" office:value="40946" calcext:value-type="float">
            <text:p>40,946</text:p>
          </table:table-cell>
          <table:table-cell table:style-name="ce1" office:value-type="float" office:value="85087" calcext:value-type="float">
            <text:p>85,087</text:p>
          </table:table-cell>
          <table:table-cell table:style-name="ce1" office:value-type="float" office:value="177200" calcext:value-type="float">
            <text:p>177,200</text:p>
          </table:table-cell>
          <table:table-cell table:style-name="ce1" office:value-type="float" office:value="366248" calcext:value-type="float">
            <text:p>366,248</text:p>
          </table:table-cell>
          <table:table-cell table:style-name="ce1" office:value-type="float" office:value="758686" calcext:value-type="float">
            <text:p>758,686</text:p>
          </table:table-cell>
          <table:table-cell table:style-name="ce1" office:value-type="float" office:value="1565038" calcext:value-type="float">
            <text:p>1,565,0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number-columns-repeated="8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1044" calcext:value-type="float">
            <text:p>1,044</text:p>
          </table:table-cell>
          <table:table-cell table:style-name="ce1" office:value-type="float" office:value="2171" calcext:value-type="float">
            <text:p>2,171</text:p>
          </table:table-cell>
          <table:table-cell table:style-name="ce1" office:value-type="float" office:value="4634" calcext:value-type="float">
            <text:p>4,634</text:p>
          </table:table-cell>
          <table:table-cell table:style-name="ce1" office:value-type="float" office:value="9796" calcext:value-type="float">
            <text:p>9,796</text:p>
          </table:table-cell>
          <table:table-cell table:style-name="ce1" office:value-type="float" office:value="20513" calcext:value-type="float">
            <text:p>20,513</text:p>
          </table:table-cell>
          <table:table-cell table:style-name="ce1" office:value-type="float" office:value="43020" calcext:value-type="float">
            <text:p>43,020</text:p>
          </table:table-cell>
          <table:table-cell table:style-name="ce1" office:value-type="float" office:value="89684" calcext:value-type="float">
            <text:p>89,684</text:p>
          </table:table-cell>
          <table:table-cell table:style-name="ce1" office:value-type="float" office:value="187361" calcext:value-type="float">
            <text:p>187,361</text:p>
          </table:table-cell>
          <table:table-cell table:style-name="ce1" office:value-type="float" office:value="388633" calcext:value-type="float">
            <text:p>388,633</text:p>
          </table:table-cell>
          <table:table-cell table:style-name="ce1" office:value-type="float" office:value="807508" calcext:value-type="float">
            <text:p>807,50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number-columns-repeated="9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1062" calcext:value-type="float">
            <text:p>1,062</text:p>
          </table:table-cell>
          <table:table-cell table:style-name="ce1" office:value-type="float" office:value="2217" calcext:value-type="float">
            <text:p>2,217</text:p>
          </table:table-cell>
          <table:table-cell table:style-name="ce1" office:value-type="float" office:value="4738" calcext:value-type="float">
            <text:p>4,738</text:p>
          </table:table-cell>
          <table:table-cell table:style-name="ce1" office:value-type="float" office:value="10051" calcext:value-type="float">
            <text:p>10,051</text:p>
          </table:table-cell>
          <table:table-cell table:style-name="ce1" office:value-type="float" office:value="21083" calcext:value-type="float">
            <text:p>21,083</text:p>
          </table:table-cell>
          <table:table-cell table:style-name="ce1" office:value-type="float" office:value="44315" calcext:value-type="float">
            <text:p>44,315</text:p>
          </table:table-cell>
          <table:table-cell table:style-name="ce1" office:value-type="float" office:value="92608" calcext:value-type="float">
            <text:p>92,608</text:p>
          </table:table-cell>
          <table:table-cell table:style-name="ce1" office:value-type="float" office:value="193824" calcext:value-type="float">
            <text:p>193,824</text:p>
          </table:table-cell>
          <table:table-cell table:style-name="ce1" office:value-type="float" office:value="402936" calcext:value-type="float">
            <text:p>402,936</text:p>
          </table:table-cell>
        </table:table-row>
        <table:table-row table:style-name="ro1">
          <table:table-cell office:value-type="string" calcext:value-type="string">
            <text:p>16 - 3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" table:number-columns-repeated="10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3" calcext:value-type="float">
            <text:p>103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1072" calcext:value-type="float">
            <text:p>1,072</text:p>
          </table:table-cell>
          <table:table-cell table:style-name="ce1" office:value-type="float" office:value="2246" calcext:value-type="float">
            <text:p>2,246</text:p>
          </table:table-cell>
          <table:table-cell table:style-name="ce1" office:value-type="float" office:value="4803" calcext:value-type="float">
            <text:p>4,803</text:p>
          </table:table-cell>
          <table:table-cell table:style-name="ce1" office:value-type="float" office:value="10202" calcext:value-type="float">
            <text:p>10,202</text:p>
          </table:table-cell>
          <table:table-cell table:style-name="ce1" office:value-type="float" office:value="21440" calcext:value-type="float">
            <text:p>21,440</text:p>
          </table:table-cell>
          <table:table-cell table:style-name="ce1" office:value-type="float" office:value="45115" calcext:value-type="float">
            <text:p>45,115</text:p>
          </table:table-cell>
          <table:table-cell table:style-name="ce1" office:value-type="float" office:value="94434" calcext:value-type="float">
            <text:p>94,434</text:p>
          </table:table-cell>
          <table:table-cell table:style-name="ce1" office:value-type="float" office:value="197891" calcext:value-type="float">
            <text:p>197,8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number-columns-repeated="11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34" calcext:value-type="float">
            <text:p>234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078" calcext:value-type="float">
            <text:p>1,078</text:p>
          </table:table-cell>
          <table:table-cell table:style-name="ce1" office:value-type="float" office:value="2261" calcext:value-type="float">
            <text:p>2,261</text:p>
          </table:table-cell>
          <table:table-cell table:style-name="ce1" office:value-type="float" office:value="4844" calcext:value-type="float">
            <text:p>4,844</text:p>
          </table:table-cell>
          <table:table-cell table:style-name="ce1" office:value-type="float" office:value="10294" calcext:value-type="float">
            <text:p>10,294</text:p>
          </table:table-cell>
          <table:table-cell table:style-name="ce1" office:value-type="float" office:value="21659" calcext:value-type="float">
            <text:p>21,659</text:p>
          </table:table-cell>
          <table:table-cell table:style-name="ce1" office:value-type="float" office:value="45609" calcext:value-type="float">
            <text:p>45,609</text:p>
          </table:table-cell>
          <table:table-cell table:style-name="ce1" office:value-type="float" office:value="95580" calcext:value-type="float">
            <text:p>95,58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number-columns-repeated="1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34" calcext:value-type="float">
            <text:p>234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1082" calcext:value-type="float">
            <text:p>1,082</text:p>
          </table:table-cell>
          <table:table-cell table:style-name="ce1" office:value-type="float" office:value="2271" calcext:value-type="float">
            <text:p>2,271</text:p>
          </table:table-cell>
          <table:table-cell table:style-name="ce1" office:value-type="float" office:value="4867" calcext:value-type="float">
            <text:p>4,867</text:p>
          </table:table-cell>
          <table:table-cell table:style-name="ce1" office:value-type="float" office:value="10349" calcext:value-type="float">
            <text:p>10,349</text:p>
          </table:table-cell>
          <table:table-cell table:style-name="ce1" office:value-type="float" office:value="21794" calcext:value-type="float">
            <text:p>21,794</text:p>
          </table:table-cell>
          <table:table-cell table:style-name="ce1" office:value-type="float" office:value="45907" calcext:value-type="float">
            <text:p>45,90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number-columns-repeated="13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493" calcext:value-type="float">
            <text:p>493</text:p>
          </table:table-cell>
          <table:table-cell table:style-name="ce1" office:value-type="float" office:value="1084" calcext:value-type="float">
            <text:p>1,084</text:p>
          </table:table-cell>
          <table:table-cell table:style-name="ce1" office:value-type="float" office:value="2276" calcext:value-type="float">
            <text:p>2,276</text:p>
          </table:table-cell>
          <table:table-cell table:style-name="ce1" office:value-type="float" office:value="4882" calcext:value-type="float">
            <text:p>4,882</text:p>
          </table:table-cell>
          <table:table-cell table:style-name="ce1" office:value-type="float" office:value="10381" calcext:value-type="float">
            <text:p>10,381</text:p>
          </table:table-cell>
          <table:table-cell table:style-name="ce1" office:value-type="float" office:value="21877" calcext:value-type="float">
            <text:p>21,87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table:number-columns-repeated="14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493" calcext:value-type="float">
            <text:p>493</text:p>
          </table:table-cell>
          <table:table-cell table:style-name="ce1" office:value-type="float" office:value="1086" calcext:value-type="float">
            <text:p>1,086</text:p>
          </table:table-cell>
          <table:table-cell table:style-name="ce1" office:value-type="float" office:value="2278" calcext:value-type="float">
            <text:p>2,278</text:p>
          </table:table-cell>
          <table:table-cell table:style-name="ce1" office:value-type="float" office:value="4891" calcext:value-type="float">
            <text:p>4,891</text:p>
          </table:table-cell>
          <table:table-cell table:style-name="ce1" office:value-type="float" office:value="10401" calcext:value-type="float">
            <text:p>10,401</text:p>
          </table:table-cell>
        </table:table-row>
        <table:table-row table:style-name="ro1">
          <table:table-cell office:value-type="string" calcext:value-type="string">
            <text:p>32 - 6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" table:number-columns-repeated="15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1087" calcext:value-type="float">
            <text:p>1,087</text:p>
          </table:table-cell>
          <table:table-cell table:style-name="ce1" office:value-type="float" office:value="2280" calcext:value-type="float">
            <text:p>2,280</text:p>
          </table:table-cell>
          <table:table-cell table:style-name="ce1" office:value-type="float" office:value="4896" calcext:value-type="float">
            <text:p>4,8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table:number-columns-repeated="16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1087" calcext:value-type="float">
            <text:p>1,087</text:p>
          </table:table-cell>
          <table:table-cell table:style-name="ce1" office:value-type="float" office:value="2281" calcext:value-type="float">
            <text:p>2,2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table:number-columns-repeated="17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1087" calcext:value-type="float">
            <text:p>1,08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number-columns-repeated="18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493" calcext:value-type="float">
            <text:p>49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table:number-columns-repeated="19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table:number-columns-repeated="20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64 - 12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1" table:number-columns-repeated="21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table:number-columns-repeated="2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table:number-columns-repeated="23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table:number-columns-repeated="24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number-columns-repeated="25"/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28 - 25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256 - 51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512 - 1,02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,024 - 2,048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2,048 - 4,09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4,096 - 8,19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62" calcext:value-type="float">
            <text:p>106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6" calcext:value-type="float">
            <text:p>73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8,192 - 16,38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32" calcext:value-type="float">
            <text:p>213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61" calcext:value-type="float">
            <text:p>14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73" calcext:value-type="float">
            <text:p>87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39" calcext:value-type="float">
            <text:p>43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6,384 - 32,768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12" calcext:value-type="float">
            <text:p>161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918" calcext:value-type="float">
            <text:p>391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187" calcext:value-type="float">
            <text:p>418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65" calcext:value-type="float">
            <text:p>306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67" calcext:value-type="float">
            <text:p>176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61" calcext:value-type="float">
            <text:p>4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2,768 - 65,53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30" calcext:value-type="float">
            <text:p>303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548" calcext:value-type="float">
            <text:p>754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370" calcext:value-type="float">
            <text:p>837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208" calcext:value-type="float">
            <text:p>62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740" calcext:value-type="float">
            <text:p>374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67" calcext:value-type="float">
            <text:p>196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13" calcext:value-type="float">
            <text:p>101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73" calcext:value-type="float">
            <text:p>47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65,536 - 131,07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709" calcext:value-type="float">
            <text:p>570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595" calcext:value-type="float">
            <text:p>1459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656" calcext:value-type="float">
            <text:p>1665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643" calcext:value-type="float">
            <text:p>126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709" calcext:value-type="float">
            <text:p>770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185" calcext:value-type="float">
            <text:p>418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93" calcext:value-type="float">
            <text:p>209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44" calcext:value-type="float">
            <text:p>10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82" calcext:value-type="float">
            <text:p>48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31,072 - 262,14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749" calcext:value-type="float">
            <text:p>1074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8293" calcext:value-type="float">
            <text:p>2829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3123" calcext:value-type="float">
            <text:p>331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62" calcext:value-type="float">
            <text:p>2566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910" calcext:value-type="float">
            <text:p>1591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735" calcext:value-type="float">
            <text:p>873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459" calcext:value-type="float">
            <text:p>445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171" calcext:value-type="float">
            <text:p>21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62" calcext:value-type="float">
            <text:p>106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87" calcext:value-type="float">
            <text:p>48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34" calcext:value-type="float">
            <text:p>2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262,144 - 524,288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390" calcext:value-type="float">
            <text:p>2039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761" calcext:value-type="float">
            <text:p>547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5855" calcext:value-type="float">
            <text:p>6585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014" calcext:value-type="float">
            <text:p>520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759" calcext:value-type="float">
            <text:p>3275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143" calcext:value-type="float">
            <text:p>181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388" calcext:value-type="float">
            <text:p>938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634" calcext:value-type="float">
            <text:p>46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217" calcext:value-type="float">
            <text:p>221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72" calcext:value-type="float">
            <text:p>107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34" calcext:value-type="float">
            <text:p>2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524,288 - 1,048,57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8635" calcext:value-type="float">
            <text:p>3863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6452" calcext:value-type="float">
            <text:p>10645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0460" calcext:value-type="float">
            <text:p>13046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5487" calcext:value-type="float">
            <text:p>10548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7185" calcext:value-type="float">
            <text:p>6718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7695" calcext:value-type="float">
            <text:p>3769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603" calcext:value-type="float">
            <text:p>196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796" calcext:value-type="float">
            <text:p>979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738" calcext:value-type="float">
            <text:p>47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46" calcext:value-type="float">
            <text:p>224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78" calcext:value-type="float">
            <text:p>10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34" calcext:value-type="float">
            <text:p>2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,048,576 - 2,097,15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586" calcext:value-type="float">
            <text:p>735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6421" calcext:value-type="float">
            <text:p>20642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9431" calcext:value-type="float">
            <text:p>25943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2566" calcext:value-type="float">
            <text:p>21256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8063" calcext:value-type="float">
            <text:p>13806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7939" calcext:value-type="float">
            <text:p>7793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946" calcext:value-type="float">
            <text:p>4094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513" calcext:value-type="float">
            <text:p>2051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51" calcext:value-type="float">
            <text:p>1005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803" calcext:value-type="float">
            <text:p>48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261" calcext:value-type="float">
            <text:p>22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82" calcext:value-type="float">
            <text:p>108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93" calcext:value-type="float">
            <text:p>49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34" calcext:value-type="float">
            <text:p>2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2,097,152 - 4,194,30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0336" calcext:value-type="float">
            <text:p>14033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1522" calcext:value-type="float">
            <text:p>4015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13737" calcext:value-type="float">
            <text:p>51373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30007" calcext:value-type="float">
            <text:p>43000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1566" calcext:value-type="float">
            <text:p>28156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1479" calcext:value-type="float">
            <text:p>16147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5087" calcext:value-type="float">
            <text:p>8508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020" calcext:value-type="float">
            <text:p>4302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1083" calcext:value-type="float">
            <text:p>2108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202" calcext:value-type="float">
            <text:p>1020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844" calcext:value-type="float">
            <text:p>48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271" calcext:value-type="float">
            <text:p>22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84" calcext:value-type="float">
            <text:p>10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93" calcext:value-type="float">
            <text:p>49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34" calcext:value-type="float">
            <text:p>2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4,194,304 - 8,388,608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8216" calcext:value-type="float">
            <text:p>26821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80966" calcext:value-type="float">
            <text:p>78096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19223" calcext:value-type="float">
            <text:p>10192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65650" calcext:value-type="float">
            <text:p>86565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6165" calcext:value-type="float">
            <text:p>57616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2008" calcext:value-type="float">
            <text:p>3320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7200" calcext:value-type="float">
            <text:p>17720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684" calcext:value-type="float">
            <text:p>8968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315" calcext:value-type="float">
            <text:p>4431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440" calcext:value-type="float">
            <text:p>2144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294" calcext:value-type="float">
            <text:p>1029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867" calcext:value-type="float">
            <text:p>486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276" calcext:value-type="float">
            <text:p>227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86" calcext:value-type="float">
            <text:p>10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93" calcext:value-type="float">
            <text:p>49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8,388,608 - 16,777,21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13708" calcext:value-type="float">
            <text:p>5137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20543" calcext:value-type="float">
            <text:p>15205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9783" calcext:value-type="float">
            <text:p>201978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44136" calcext:value-type="float">
            <text:p>174413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73435" calcext:value-type="float">
            <text:p>117343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84502" calcext:value-type="float">
            <text:p>68450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66248" calcext:value-type="float">
            <text:p>36624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7361" calcext:value-type="float">
            <text:p>18736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2608" calcext:value-type="float">
            <text:p>926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115" calcext:value-type="float">
            <text:p>4511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1659" calcext:value-type="float">
            <text:p>2165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349" calcext:value-type="float">
            <text:p>1034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882" calcext:value-type="float">
            <text:p>488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278" calcext:value-type="float">
            <text:p>22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87" calcext:value-type="float">
            <text:p>108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93" calcext:value-type="float">
            <text:p>49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34" calcext:value-type="float">
            <text:p>2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6,777,216 - 33,554,43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85818" calcext:value-type="float">
            <text:p>98581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62226" calcext:value-type="float">
            <text:p>296222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03071" calcext:value-type="float">
            <text:p>40030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08335" calcext:value-type="float">
            <text:p>350833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390366" calcext:value-type="float">
            <text:p>239036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04867" calcext:value-type="float">
            <text:p>140486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58686" calcext:value-type="float">
            <text:p>7586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88633" calcext:value-type="float">
            <text:p>3886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3824" calcext:value-type="float">
            <text:p>1938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4434" calcext:value-type="float">
            <text:p>944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609" calcext:value-type="float">
            <text:p>4560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1794" calcext:value-type="float">
            <text:p>2179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381" calcext:value-type="float">
            <text:p>103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891" calcext:value-type="float">
            <text:p>489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280" calcext:value-type="float">
            <text:p>228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87" calcext:value-type="float">
            <text:p>108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93" calcext:value-type="float">
            <text:p>49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3,554,432 - 67,108,86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4120" calcext:value-type="float">
            <text:p>189412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777162" calcext:value-type="float">
            <text:p>577716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930375" calcext:value-type="float">
            <text:p>793037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053390" calcext:value-type="float">
            <text:p>705339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60357" calcext:value-type="float">
            <text:p>486035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82712" calcext:value-type="float">
            <text:p>288271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65038" calcext:value-type="float">
            <text:p>15650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07508" calcext:value-type="float">
            <text:p>80750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2936" calcext:value-type="float">
            <text:p>40293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891" calcext:value-type="float">
            <text:p>19789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5580" calcext:value-type="float">
            <text:p>9558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5907" calcext:value-type="float">
            <text:p>4590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877" calcext:value-type="float">
            <text:p>2187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401" calcext:value-type="float">
            <text:p>1040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896" calcext:value-type="float">
            <text:p>489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81" calcext:value-type="float">
            <text:p>22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87" calcext:value-type="float">
            <text:p>108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93" calcext:value-type="float">
            <text:p>49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34" calcext:value-type="float">
            <text:p>2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******************************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**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1T20:52:04.095423459</dc:date>
    <meta:editing-duration>PT2M9S</meta:editing-duration>
    <meta:editing-cycles>1</meta:editing-cycles>
    <meta:document-statistic meta:table-count="1" meta:cell-count="1139" meta:object-count="0"/>
    <meta:generator>LibreOffice/5.1.6.2$Linux_X86_64 LibreOffice_project/10m0$Build-2</meta:generator>
  </office:meta>
</office:document-meta>
</file>